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6f8" officeooo:paragraph-rsid="000cd6f8"/>
    </style:style>
    <style:style style:name="P2" style:family="paragraph" style:parent-style-name="Standard">
      <style:text-properties officeooo:rsid="000e636c" officeooo:paragraph-rsid="000e636c"/>
    </style:style>
    <style:style style:name="P3" style:family="paragraph" style:parent-style-name="Standard">
      <style:text-properties officeooo:rsid="000f23bf" officeooo:paragraph-rsid="000f23bf"/>
    </style:style>
    <style:style style:name="P4" style:family="paragraph" style:parent-style-name="Standard">
      <style:text-properties officeooo:rsid="0010d1d8" officeooo:paragraph-rsid="0010d1d8"/>
    </style:style>
    <style:style style:name="P5" style:family="paragraph" style:parent-style-name="Standard">
      <style:text-properties officeooo:rsid="0010d1d8" officeooo:paragraph-rsid="0011631a"/>
    </style:style>
    <style:style style:name="P6" style:family="paragraph" style:parent-style-name="Standard">
      <style:text-properties officeooo:rsid="0010d1d8" officeooo:paragraph-rsid="000cd6f8"/>
    </style:style>
    <style:style style:name="P7" style:family="paragraph" style:parent-style-name="Standard">
      <style:text-properties officeooo:rsid="0011631a" officeooo:paragraph-rsid="0011631a"/>
    </style:style>
    <style:style style:name="T1" style:family="text">
      <style:text-properties officeooo:rsid="0010d1d8"/>
    </style:style>
    <style:style style:name="T2" style:family="text">
      <style:text-properties officeooo:rsid="001163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UNGE</text:p>
      <text:p text:style-name="P1"/>
      <text:p text:style-name="P3">e<text:tab/>c#<text:tab/>g#<text:tab/>g#</text:p>
      <text:p text:style-name="P1">Du grüßt die nette blonde Frau am Nachbarzaun</text:p>
      <text:p text:style-name="P1">die Jungs, die gehen gemeinsam Fußball schaun</text:p>
      <text:p text:style-name="P1">deine Tochter macht den allerbesten Salat</text:p>
      <text:p text:style-name="P1">die Lehrer trinken heimlich auf der Klassenfahrt</text:p>
      <text:p text:style-name="P1">am Sonntag gehen alle mit der Oma spazieren</text:p>
      <text:p text:style-name="P1">der jüngste will den Mädchen imponieren</text:p>
      <text:p text:style-name="P1">der Typ von gegenüber lernt jetzt Kontrabass</text:p>
      <text:p text:style-name="P1">und der arme Montag wird von allen gehasst</text:p>
      <text:p text:style-name="P1"/>
      <text:p text:style-name="P3">a<text:tab/>h<text:tab/>f#<text:tab/>g#<text:tab/>a<text:tab/>h<text:tab/>g#<text:tab/>g#</text:p>
      <text:p text:style-name="P2">Ihr alle hättet damals Hitler gewählt</text:p>
      <text:p text:style-name="P2">Ich weiß Bescheid, Adorno hat es mir erzählt</text:p>
      <text:p text:style-name="P2">alles gut solang man nicht zur Fremdgruppe zählt</text:p>
      <text:p text:style-name="P2">Auch wenn euch die Initiative fehlt</text:p>
      <text:p text:style-name="P2">Ihr alle hättet damals Hitler gewählt</text:p>
      <text:p text:style-name="P1"/>
      <text:p text:style-name="P1">Der Pfarrer predigt allen, was der Herrgott mag</text:p>
      <text:p text:style-name="P1">glaubt nur selig alle an den Vater Staat</text:p>
      <text:p text:style-name="P1">jeder einzelne ist stolz auf seinen Verstand</text:p>
      <text:p text:style-name="P1">oder wenigstens auf sein Vaterland</text:p>
      <text:p text:style-name="P2">Töchter, macht nur den allerbesten Salat</text:p>
      <text:p text:style-name="P2">Euer Mann wird dann vielleicht ein großer Soldat</text:p>
      <text:p text:style-name="P1">Der Älteste der macht grade den Führerschein</text:p>
      <text:p text:style-name="P1">wenn er groß ist will er einmal Führer sein</text:p>
      <text:p text:style-name="P6"/>
      <text:p text:style-name="P4">Nicht nur Spiegel reflektieren</text:p>
      <text:p text:style-name="P4">Doch nur Volldeppen marschieren</text:p>
      <text:p text:style-name="P7">solange ihr die Mehrheit seid</text:p>
      <text:p text:style-name="P4">bin <text:span text:style-name="T2">ich gerne </text:span>in der Minderheit</text:p>
      <text:p text:style-name="P7">arm, reich, gut, schlecht, alt und jung</text:p>
      <text:p text:style-name="P7">Identifikation ist Abgrenzung</text:p>
      <text:p text:style-name="P7"><text:span text:style-name="T1">Danke, dass ihr mir mein Feindbild lasst</text:span></text:p>
      <text:p text:style-name="P5">Selig ist nur, wer sich selber has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5-29T19:41:05.485943528</meta:creation-date>
    <dc:date>2015-06-01T23:10:23.063313991</dc:date>
    <meta:editing-duration>PT27M32S</meta:editing-duration>
    <meta:editing-cycles>4</meta:editing-cycles>
    <meta:generator>LibreOffice/4.3.3.2$Linux_X86_64 LibreOffice_project/430m0$Build-2</meta:generator>
    <dc:creator>oxymoronist </dc:creator>
    <meta:document-statistic meta:table-count="0" meta:image-count="0" meta:object-count="0" meta:page-count="1" meta:paragraph-count="32" meta:word-count="205" meta:character-count="1188" meta:non-whitespace-character-count="1015"/>
  </office:meta>
</office:document-meta>
</file>